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1-2014</text:span></text:span></text:p>
      <text:p text:style-name="P14">ACTA DE INICIO DE PROCEDIMIENTO</text:p>
      <text:p text:style-name="P15"/>
      <text:p text:style-name="P16"><text:span text:style-name="T17">Siendo las (hora),del día veintiseies (26)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1-2014</text:span><text:span text:style-name="T18"> </text:span><text:span text:style-name="T17">para la adquisición de </text:span><text:span text:style-name="T19">- 20 CABLE PACH CORD BNC-BNC 0.50CM (MACHO/MACHO)
<text:line-break/>- 2 CAJA DE CABLE UTP CAT. 5E
<text:line-break/>- 1 CAJA DE HERRAMIENTAS
<text:line-break/>- 30 CAJETINES SUPERFICIALES DOBLES CON COUPLERRJ45
<text:line-break/>- 70 CAJETINES SUPERFICIALES SIMPLES CON COUPLERRJ45
<text:line-break/>- 5 CAMARA TIPO MINIDOMO COLOR NEGRO540TVL DE RESOLUCIÓN24IRLED LENTE FIJO DE 3.6 MM
<text:line-break/>- 300 CONECTORES R45 CAT 5E CON BOTAS
<text:line-break/>- 1 COPY PRINT DE ALTA VELOCIDAD MONOCROMÁTICO
<text:line-break/>- 1 CRIMPIADORA RJ11 Y RJ45
<text:line-break/>- 2 FUENTE DE PODER CENTRALIZADA 18 CANALES DC 12V 500MA SALIDA
<text:line-break/>- 2 IMPRESORA MONOCROMÁTICA LASER CON PUERTO DE RED
<text:line-break/>- 1 JUEGO DE DESTORNILLADORES ESTRELLA
<text:line-break/>- 1 KIT PROBADOR/GENERADORDE TONO (CHICHARRA)
<text:line-break/>- 3 PATCH PANEL CATEGORIA 5E 48 PUERTOS RACKEABLE
<text:line-break/>- 3 RACK DE PARED ABIERTO  9U
<text:line-break/>- 1 RACK DE PARED GABINETE 9U CON PUERTA Y LLAVE
<text:line-break/>- 5 SWITCH DE 24 PUERTOS RACKEABLE 10/100 MBPS
<text:line-break/>- 5 SWITCH DE 24 PUERTOS RACKEABLE 10/100/1000 MBPS
<text:line-break/>- 1 TARJETA CAPTURADORA DE VIDEO MODELO GV800 CON SOFTWARE COMPATIBLE PARA 32 CANALES
<text:line-break/>- 20 VIDEO BALUM AUDIO+VIDEO+CORRIENTE UTP.
<text:line-break/>- 1 Video Beam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0 CABLE PACH CORD BNC-BNC 0.50CM (MACHO/MACHO)
<text:line-break/>- 2 CAJA DE CABLE UTP CAT. 5E
<text:line-break/>- 1 CAJA DE HERRAMIENTAS
<text:line-break/>- 30 CAJETINES SUPERFICIALES DOBLES CON COUPLERRJ45
<text:line-break/>- 70 CAJETINES SUPERFICIALES SIMPLES CON COUPLERRJ45
<text:line-break/>- 5 CAMARA TIPO MINIDOMO COLOR NEGRO540TVL DE RESOLUCIÓN24IRLED LENTE FIJO DE 3.6 MM
<text:line-break/>- 300 CONECTORES R45 CAT 5E CON BOTAS
<text:line-break/>- 1 COPY PRINT DE ALTA VELOCIDAD MONOCROMÁTICO
<text:line-break/>- 1 CRIMPIADORA RJ11 Y RJ45
<text:line-break/>- 2 FUENTE DE PODER CENTRALIZADA 18 CANALES DC 12V 500MA SALIDA
<text:line-break/>- 2 IMPRESORA MONOCROMÁTICA LASER CON PUERTO DE RED
<text:line-break/>- 1 JUEGO DE DESTORNILLADORES ESTRELLA
<text:line-break/>- 1 KIT PROBADOR/GENERADORDE TONO (CHICHARRA)
<text:line-break/>- 3 PATCH PANEL CATEGORIA 5E 48 PUERTOS RACKEABLE
<text:line-break/>- 3 RACK DE PARED ABIERTO  9U
<text:line-break/>- 1 RACK DE PARED GABINETE 9U CON PUERTA Y LLAVE
<text:line-break/>- 5 SWITCH DE 24 PUERTOS RACKEABLE 10/100 MBPS
<text:line-break/>- 5 SWITCH DE 24 PUERTOS RACKEABLE 10/100/1000 MBPS
<text:line-break/>- 1 TARJETA CAPTURADORA DE VIDEO MODELO GV800 CON SOFTWARE COMPATIBLE PARA 32 CANALES
<text:line-break/>- 20 VIDEO BALUM AUDIO+VIDEO+CORRIENTE UTP.
<text:line-break/>- 1 Video Beam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0 CABLE PACH CORD BNC-BNC 0.50CM (MACHO/MACHO)
<text:line-break/>- 2 CAJA DE CABLE UTP CAT. 5E
<text:line-break/>- 1 CAJA DE HERRAMIENTAS
<text:line-break/>- 30 CAJETINES SUPERFICIALES DOBLES CON COUPLERRJ45
<text:line-break/>- 70 CAJETINES SUPERFICIALES SIMPLES CON COUPLERRJ45
<text:line-break/>- 5 CAMARA TIPO MINIDOMO COLOR NEGRO540TVL DE RESOLUCIÓN24IRLED LENTE FIJO DE 3.6 MM
<text:line-break/>- 300 CONECTORES R45 CAT 5E CON BOTAS
<text:line-break/>- 1 COPY PRINT DE ALTA VELOCIDAD MONOCROMÁTICO
<text:line-break/>- 1 CRIMPIADORA RJ11 Y RJ45
<text:line-break/>- 2 FUENTE DE PODER CENTRALIZADA 18 CANALES DC 12V 500MA SALIDA
<text:line-break/>- 2 IMPRESORA MONOCROMÁTICA LASER CON PUERTO DE RED
<text:line-break/>- 1 JUEGO DE DESTORNILLADORES ESTRELLA
<text:line-break/>- 1 KIT PROBADOR/GENERADORDE TONO (CHICHARRA)
<text:line-break/>- 3 PATCH PANEL CATEGORIA 5E 48 PUERTOS RACKEABLE
<text:line-break/>- 3 RACK DE PARED ABIERTO  9U
<text:line-break/>- 1 RACK DE PARED GABINETE 9U CON PUERTA Y LLAVE
<text:line-break/>- 5 SWITCH DE 24 PUERTOS RACKEABLE 10/100 MBPS
<text:line-break/>- 5 SWITCH DE 24 PUERTOS RACKEABLE 10/100/1000 MBPS
<text:line-break/>- 1 TARJETA CAPTURADORA DE VIDEO MODELO GV800 CON SOFTWARE COMPATIBLE PARA 32 CANALES
<text:line-break/>- 20 VIDEO BALUM AUDIO+VIDEO+CORRIENTE UTP.
<text:line-break/>- 1 Video Beam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